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fo:wrap-option="wrap" style:rotation-angle="90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B2B2B2" style:rotation-angle="90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B2B2B2" style:rotation-angle="90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order="thin solid #000000"/>
    </style:style>
    <style:style style:name="ce7" style:family="table-cell" style:parent-style-name="Default" style:data-style-name="N1">
      <style:table-cell-properties fo:border="thin solid #000000" fo:background-color="#B2B2B2"/>
    </style:style>
    <style:style style:name="ce8" style:family="table-cell" style:parent-style-name="Default" style:data-style-name="N0">
      <style:table-cell-properties fo:border="thin solid #000000" fo:background-color="#B2B2B2"/>
    </style:style>
    <style:style style:name="ce9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0" style:family="table-cell" style:parent-style-name="Default" style:data-style-name="N1">
      <style:table-cell-properties fo:border="thin solid #000000" fo:background-color="#FFFF00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1">
      <style:table-cell-properties fo:border="thin solid #000000" fo:background-color="#B2B2B2"/>
      <style:text-properties style:text-underline-style="solid" style:text-underline-type="single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2.4883333333333cm"/>
    </style:style>
    <style:style style:name="co6" style:family="table-column">
      <style:table-column-properties fo:break-before="auto" style:column-width="10.55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2.9pt" style:use-optimal-row-height="fals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Tareas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Tareas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ácticas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Prácticas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xposiciones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Exposiciones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utoevaluaciò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utoevaluaciòn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100" table:formula="of:=SUM([.B1:.B4])" table:style-name="ce1">
            <text:p>100</text:p>
          </table:table-cell>
          <table:table-cell table:style-name="ce1"/>
          <table:table-cell office:value-type="string" table:style-name="ce1">
            <text:p>proyecto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100" table:formula="of:=SUM([.E1:.E5])" table:style-name="ce1">
            <text:p>100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Actividades" table:style-name="ta2">
        <table:table-column table:style-name="co2" table:default-cell-style-name="ce1"/>
        <table:table-column table:style-name="co5" table:default-cell-style-name="ce1"/>
        <table:table-column table:style-name="co2" table:number-columns-repeated="10" table:default-cell-style-name="ce1" table:visibility="collapse"/>
        <table:table-column table:style-name="co4" table:number-columns-repeated="3" table:default-cell-style-name="ce1" table:visibility="collapse"/>
        <table:table-column table:style-name="co2" table:default-cell-style-name="ce1" table:visibility="collapse"/>
        <table:table-column table:style-name="co4" table:default-cell-style-name="ce1" table:visibility="collapse"/>
        <table:table-column table:style-name="co4" table:number-columns-repeated="16367" table:default-cell-style-name="ce1"/>
        <table:table-row table:number-rows-repeated="3"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Estudiante</text:p>
          </table:table-cell>
          <table:table-cell office:value-type="string" table:style-name="ce3">
            <text:p>Mapa conceptual introducción a los tipos de datos y a las estructuras de datos</text:p>
          </table:table-cell>
          <table:table-cell office:value-type="string" table:style-name="ce3">
            <text:p>Exposicioes arreglos</text:p>
          </table:table-cell>
          <table:table-cell office:value-type="string" table:style-name="ce3">
            <text:p>Datos primitivos (práctica áulica)</text:p>
          </table:table-cell>
          <table:table-cell office:value-type="string" table:style-name="ce3">
            <text:p>Practica arrglos bidimensonales (calificaciones)</text:p>
          </table:table-cell>
          <table:table-cell office:value-type="string" table:style-name="ce3">
            <text:p>Arreglos bidimensionales</text:p>
          </table:table-cell>
          <table:table-cell office:value-type="string" table:style-name="ce3">
            <text:p>Arreglos tridimensionales</text:p>
          </table:table-cell>
          <table:table-cell office:value-type="string" table:style-name="ce3">
            <text:p>Arreglo de registros con arreglo (Nuevo)</text:p>
          </table:table-cell>
          <table:table-cell office:value-type="string" table:style-name="ce3">
            <text:p>Arreglos de registros con arreglos</text:p>
          </table:table-cell>
          <table:table-cell office:value-type="string" table:style-name="ce3">
            <text:p>Implementación de algoritmos de ordenamiento</text:p>
          </table:table-cell>
          <table:table-cell office:value-type="string" table:style-name="ce3">
            <text:p>Lista Simple Enlazada</text:p>
          </table:table-cell>
          <table:table-cell office:value-type="string" table:style-name="ce3">
            <text:p>Implementación de una lista doblemente ligada</text:p>
          </table:table-cell>
          <table:table-cell office:value-type="string" table:style-name="ce3">
            <text:p>Puntos tareas y prácticas</text:p>
          </table:table-cell>
          <table:table-cell office:value-type="string" table:style-name="ce4">
            <text:p>Promedio tareas y prácticas</text:p>
          </table:table-cell>
          <table:table-cell office:value-type="string" table:style-name="ce3">
            <text:p>Examen (exposiciones)</text:p>
          </table:table-cell>
          <table:table-cell office:value-type="string" table:style-name="ce4">
            <text:p>Promedio examen</text:p>
          </table:table-cell>
          <table:table-cell office:value-type="string" table:style-name="ce3">
            <text:p>Puntos proyecto</text:p>
          </table:table-cell>
          <table:table-cell office:value-type="string" table:style-name="ce4">
            <text:p>Promedio proyecto</text:p>
          </table:table-cell>
          <table:table-cell office:value-type="string" table:style-name="ce4">
            <text:p>Atuoevaluación</text:p>
          </table:table-cell>
          <table:table-cell office:value-type="string" table:style-name="ce5">
            <text:p>Calificacion final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1 217898914 AVENDAÑO GARCIA ITZEL GUADALUPE IDMM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45.454545454545453" table:formula="of:=SUM([.C5:.M5])/11" table:style-name="ce6">
            <text:p>45</text:p>
          </table:table-cell>
          <table:table-cell office:value-type="float" office:value="27.27272727272727" table:formula="of:=([.N5]*SUM([Hoja1.E$1:.E$2])/[Hoja1.E$6])" table:style-name="ce7">
            <text:p>27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5]*[Hoja1.E$3])/[Hoja1.E$6]" table:style-name="ce8">
            <text:p>15</text:p>
          </table:table-cell>
          <table:table-cell table:style-name="ce2"/>
          <table:table-cell office:value-type="float" office:value="0" table:formula="of:=([.R5]*[Hoja1.E$5])/[Hoja1.E$6]" table:style-name="ce7">
            <text:p>0</text:p>
          </table:table-cell>
          <table:table-cell table:style-name="ce7"/>
          <table:table-cell office:value-type="float" office:value="42.272727272727266" table:formula="of:=SUM([.O5];[.Q5];[.S5];[.T5])" table:style-name="ce7">
            <text:p>42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2 217898922 CARRILLO MERCADER ALEXA IDMM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" table:style-name="ce2">
            <text:p>90</text:p>
          </table:table-cell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35.454545454545453" table:formula="of:=SUM([.C6:.M6])/11" table:style-name="ce6">
            <text:p>35</text:p>
          </table:table-cell>
          <table:table-cell office:value-type="float" office:value="21.27272727272727" table:formula="of:=([.N6]*SUM([Hoja1.E$1:.E$2])/[Hoja1.E$6])" table:style-name="ce7">
            <text:p>21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6]*[Hoja1.E$3])/[Hoja1.E$6]" table:style-name="ce8">
            <text:p>15</text:p>
          </table:table-cell>
          <table:table-cell table:style-name="ce2"/>
          <table:table-cell office:value-type="float" office:value="0" table:formula="of:=([.R6]*[Hoja1.E$5])/[Hoja1.E$6]" table:style-name="ce7">
            <text:p>0</text:p>
          </table:table-cell>
          <table:table-cell table:style-name="ce7"/>
          <table:table-cell office:value-type="float" office:value="36.272727272727266" table:formula="of:=SUM([.O6];[.Q6];[.S6];[.T6])" table:style-name="ce7">
            <text:p>36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3 217856162 CASTILLO NUÑO JOSUE ALEJANDRO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formula="of:=SUM([.C7:.M7])/11" table:style-name="ce6">
            <text:p>100</text:p>
          </table:table-cell>
          <table:table-cell office:value-type="float" office:value="60" table:formula="of:=([.N7]*SUM([Hoja1.E$1:.E$2])/[Hoja1.E$6])" table:style-name="ce7">
            <text:p>60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7]*[Hoja1.E$3])/[Hoja1.E$6]" table:style-name="ce8">
            <text:p>15</text:p>
          </table:table-cell>
          <table:table-cell table:style-name="ce2"/>
          <table:table-cell office:value-type="float" office:value="0" table:formula="of:=([.R7]*[Hoja1.E$5])/[Hoja1.E$6]" table:style-name="ce7">
            <text:p>0</text:p>
          </table:table-cell>
          <table:table-cell table:style-name="ce7"/>
          <table:table-cell office:value-type="float" office:value="75" table:formula="of:=SUM([.O7];[.Q7];[.S7];[.T7])" table:style-name="ce7">
            <text:p>75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4 217856189 ESTRADA DE LOS SANTOS LAURA ELENA IDMM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4.545454545454547" table:formula="of:=SUM([.C8:.M8])/11" table:style-name="ce6">
            <text:p>55</text:p>
          </table:table-cell>
          <table:table-cell office:value-type="float" office:value="32.727272727272727" table:formula="of:=([.N8]*SUM([Hoja1.E$1:.E$2])/[Hoja1.E$6])" table:style-name="ce7">
            <text:p>33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8]*[Hoja1.E$3])/[Hoja1.E$6]" table:style-name="ce8">
            <text:p>15</text:p>
          </table:table-cell>
          <table:table-cell table:style-name="ce2"/>
          <table:table-cell office:value-type="float" office:value="0" table:formula="of:=([.R8]*[Hoja1.E$5])/[Hoja1.E$6]" table:style-name="ce7">
            <text:p>0</text:p>
          </table:table-cell>
          <table:table-cell table:style-name="ce7"/>
          <table:table-cell office:value-type="float" office:value="47.727272727272727" table:formula="of:=SUM([.O8];[.Q8];[.S8];[.T8])" table:style-name="ce7">
            <text:p>48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5 211628605 GARCIA LOPEZ BRYAN ISMAEL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72.727272727272734" table:formula="of:=SUM([.C9:.M9])/11" table:style-name="ce6">
            <text:p>73</text:p>
          </table:table-cell>
          <table:table-cell office:value-type="float" office:value="43.63636363636364" table:formula="of:=([.N9]*SUM([Hoja1.E$1:.E$2])/[Hoja1.E$6])" table:style-name="ce7">
            <text:p>44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9]*[Hoja1.E$3])/[Hoja1.E$6]" table:style-name="ce8">
            <text:p>15</text:p>
          </table:table-cell>
          <table:table-cell office:value-type="float" office:value="100" table:style-name="ce2">
            <text:p>100</text:p>
          </table:table-cell>
          <table:table-cell office:value-type="float" office:value="20" table:formula="of:=([.R9]*[Hoja1.E$5])/[Hoja1.E$6]" table:style-name="ce7">
            <text:p>20</text:p>
          </table:table-cell>
          <table:table-cell office:value-type="float" office:value="4" table:style-name="ce7">
            <text:p>4</text:p>
          </table:table-cell>
          <table:table-cell office:value-type="float" office:value="82.63636363636364" table:formula="of:=SUM([.O9];[.Q9];[.S9];[.T9])" table:style-name="ce7">
            <text:p>8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6 213636567 GOMEZ REYES JOSE FERNANDO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72.727272727272734" table:formula="of:=SUM([.C10:.M10])/11" table:style-name="ce6">
            <text:p>73</text:p>
          </table:table-cell>
          <table:table-cell office:value-type="float" office:value="43.63636363636364" table:formula="of:=([.N10]*SUM([Hoja1.E$1:.E$2])/[Hoja1.E$6])" table:style-name="ce7">
            <text:p>44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10]*[Hoja1.E$3])/[Hoja1.E$6]" table:style-name="ce8">
            <text:p>15</text:p>
          </table:table-cell>
          <table:table-cell office:value-type="float" office:value="100" table:style-name="ce2">
            <text:p>100</text:p>
          </table:table-cell>
          <table:table-cell office:value-type="float" office:value="20" table:formula="of:=([.R10]*[Hoja1.E$5])/[Hoja1.E$6]" table:style-name="ce7">
            <text:p>20</text:p>
          </table:table-cell>
          <table:table-cell office:value-type="float" office:value="4" table:style-name="ce7">
            <text:p>4</text:p>
          </table:table-cell>
          <table:table-cell office:value-type="float" office:value="82.63636363636364" table:formula="of:=SUM([.O10];[.Q10];[.S10];[.T10])" table:style-name="ce7">
            <text:p>8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7 217898949 GONZALEZ CRUZ MIGUEL ANGEL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81.818181818181813" table:formula="of:=SUM([.C11:.M11])/11" table:style-name="ce6">
            <text:p>82</text:p>
          </table:table-cell>
          <table:table-cell office:value-type="float" office:value="49.090909090909093" table:formula="of:=([.N11]*SUM([Hoja1.E$1:.E$2])/[Hoja1.E$6])" table:style-name="ce7">
            <text:p>49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11]*[Hoja1.E$3])/[Hoja1.E$6]" table:style-name="ce8">
            <text:p>15</text:p>
          </table:table-cell>
          <table:table-cell table:style-name="ce2"/>
          <table:table-cell office:value-type="float" office:value="0" table:formula="of:=([.R11]*[Hoja1.E$5])/[Hoja1.E$6]" table:style-name="ce7">
            <text:p>0</text:p>
          </table:table-cell>
          <table:table-cell table:style-name="ce7"/>
          <table:table-cell office:value-type="float" office:value="64.090909090909093" table:formula="of:=SUM([.O11];[.Q11];[.S11];[.T11])" table:style-name="ce7">
            <text:p>64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8 211503721 LOPEZ MARTINEZ EDUARDO SALVADOR IDMM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63.636363636363633" table:formula="of:=SUM([.C12:.M12])/11" table:style-name="ce6">
            <text:p>64</text:p>
          </table:table-cell>
          <table:table-cell office:value-type="float" office:value="38.18181818181818" table:formula="of:=([.N12]*SUM([Hoja1.E$1:.E$2])/[Hoja1.E$6])" table:style-name="ce7">
            <text:p>38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12]*[Hoja1.E$3])/[Hoja1.E$6]" table:style-name="ce8">
            <text:p>15</text:p>
          </table:table-cell>
          <table:table-cell table:style-name="ce2"/>
          <table:table-cell office:value-type="float" office:value="0" table:formula="of:=([.R12]*[Hoja1.E$5])/[Hoja1.E$6]" table:style-name="ce7">
            <text:p>0</text:p>
          </table:table-cell>
          <table:table-cell table:style-name="ce7"/>
          <table:table-cell office:value-type="float" office:value="53.18181818181818" table:formula="of:=SUM([.O12];[.Q12];[.S12];[.T12])" table:style-name="ce7">
            <text:p>53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09 214684751 TABARES CASTRO DAVID ALONSO IDMM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80" table:style-name="ce2">
            <text:p>80</text:p>
          </table:table-cell>
          <table:table-cell table:style-name="ce9"/>
          <table:table-cell table:number-columns-repeated="2" table:style-name="ce2"/>
          <table:table-cell office:value-type="float" office:value="43.636363636363633" table:formula="of:=SUM([.C13:.M13])/11" table:style-name="ce6">
            <text:p>44</text:p>
          </table:table-cell>
          <table:table-cell office:value-type="float" office:value="26.18181818181818" table:formula="of:=([.N13]*SUM([Hoja1.E$1:.E$2])/[Hoja1.E$6])" table:style-name="ce7">
            <text:p>26</text:p>
          </table:table-cell>
          <table:table-cell table:style-name="ce9"/>
          <table:table-cell office:value-type="float" office:value="0" table:formula="of:=([.P13]*[Hoja1.E$3])/[Hoja1.E$6]" table:style-name="ce8">
            <text:p>0</text:p>
          </table:table-cell>
          <table:table-cell table:style-name="ce2"/>
          <table:table-cell office:value-type="float" office:value="0" table:formula="of:=([.R13]*[Hoja1.E$5])/[Hoja1.E$6]" table:style-name="ce7">
            <text:p>0</text:p>
          </table:table-cell>
          <table:table-cell table:style-name="ce7"/>
          <table:table-cell office:value-type="float" office:value="26.18181818181818" table:formula="of:=SUM([.O13];[.Q13];[.S13];[.T13])" table:style-name="ce10">
            <text:p>26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10 217856197 VARGAS REYES JESUS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68.181818181818187" table:formula="of:=SUM([.C14:.M14])/11" table:style-name="ce6">
            <text:p>68</text:p>
          </table:table-cell>
          <table:table-cell office:value-type="float" office:value="40.909090909090907" table:formula="of:=([.N14]*SUM([Hoja1.E$1:.E$2])/[Hoja1.E$6])" table:style-name="ce7">
            <text:p>41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14]*[Hoja1.E$3])/[Hoja1.E$6]" table:style-name="ce8">
            <text:p>15</text:p>
          </table:table-cell>
          <table:table-cell office:value-type="float" office:value="100" table:style-name="ce2">
            <text:p>100</text:p>
          </table:table-cell>
          <table:table-cell office:value-type="float" office:value="20" table:formula="of:=([.R14]*[Hoja1.E$5])/[Hoja1.E$6]" table:style-name="ce7">
            <text:p>20</text:p>
          </table:table-cell>
          <table:table-cell office:value-type="float" office:value="4" table:style-name="ce7">
            <text:p>4</text:p>
          </table:table-cell>
          <table:table-cell office:value-type="float" office:value="79.909090909090907" table:formula="of:=SUM([.O14];[.Q14];[.S14];[.T14])" table:style-name="ce7">
            <text:p>80</text:p>
          </table:table-cell>
          <table:table-cell table:number-columns-repeated="16363"/>
        </table:table-row>
        <table:table-row table:style-name="ro1">
          <table:table-cell/>
          <table:table-cell office:value-type="string" table:style-name="ce2">
            <text:p>11 214403884 VAZQUEZ GARCIA LUIS FERNANDO IDMM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90.909090909090907" table:formula="of:=SUM([.C15:.M15])/11" table:style-name="ce6">
            <text:p>91</text:p>
          </table:table-cell>
          <table:table-cell office:value-type="float" office:value="54.54545454545454" table:formula="of:=([.N15]*SUM([Hoja1.E$1:.E$2])/[Hoja1.E$6])" table:style-name="ce7">
            <text:p>55</text:p>
          </table:table-cell>
          <table:table-cell office:value-type="float" office:value="100" table:style-name="ce2">
            <text:p>100</text:p>
          </table:table-cell>
          <table:table-cell office:value-type="float" office:value="15" table:formula="of:=([.P15]*[Hoja1.E$3])/[Hoja1.E$6]" table:style-name="ce8">
            <text:p>15</text:p>
          </table:table-cell>
          <table:table-cell table:style-name="ce2"/>
          <table:table-cell office:value-type="float" office:value="0" table:formula="of:=([.R15]*[Hoja1.E$5])/[Hoja1.E$6]" table:style-name="ce7">
            <text:p>0</text:p>
          </table:table-cell>
          <table:table-cell table:style-name="ce12"/>
          <table:table-cell office:value-type="float" office:value="69.545454545454533" table:formula="of:=SUM([.O15];[.Q15];[.S15];[.T15])" table:style-name="ce7">
            <text:p>70</text:p>
          </table:table-cell>
          <table:table-cell table:number-columns-repeated="16363"/>
        </table:table-row>
        <table:table-row table:number-rows-repeated="1048561" table:style-name="ro3">
          <table:table-cell table:number-columns-repeated="16384"/>
        </table:table-row>
      </table:table>
      <table:table table:name="Asistencia" table:style-name="ta1">
        <table:table-column table:style-name="co6" table:default-cell-style-name="ce1"/>
        <table:table-column table:style-name="co2" table:number-columns-repeated="3" table:default-cell-style-name="ce1"/>
        <table:table-column table:style-name="co4" table:number-columns-repeated="16380" table:default-cell-style-name="ce1"/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1">
            <text:p>Estudiante</text:p>
          </table:table-cell>
          <table:table-cell office:value-type="string" table:style-name="ce2">
            <text:p>Agosto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covered-table-cell/>
          <table:table-cell office:value-type="float" office:value="17" table:style-name="ce2">
            <text:p>17</text:p>
          </table:table-cell>
          <table:table-cell office:value-type="float" office:value="24" table:style-name="ce2">
            <text:p>24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01 217898914 AVENDAÑO GARCIA ITZEL GUADALUPE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2 217898922 CARRILLO MERCADER ALEXA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3 217856162 CASTILLO NUÑO JOSUE ALEJANDRO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4 217856189 ESTRADA DE LOS SANTOS LAURA ELENA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5 211628605 GARCIA LOPEZ BRYAN ISMAEL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6 213636567 GOMEZ REYES JOSE FERNANDO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7 217898949 GONZALEZ CRUZ MIGUEL ANGEL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8 211503721 LOPEZ MARTINEZ EDUARDO SALVADOR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09 214684751 TABARES CASTRO DAVID ALONSO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0 217856197 VARGAS REYES JESUS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11 214403884 VAZQUEZ GARCIA LUIS FERNANDO IDMM</text:p>
          </table:table-cell>
          <table:table-cell office:value-type="string" table:style-name="ce2">
            <text:p>A</text:p>
          </table:table-cell>
          <table:table-cell office:value-type="string" table:style-name="ce2">
            <text:p>A</text:p>
          </table:table-cell>
          <table:table-cell table:style-name="ce2"/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Actividades.B4:Actividades.U1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acastillo</dc:creator>
    <meta:creation-date>2018-08-17T09:18:56Z</meta:creation-date>
    <dc:date>2018-11-30T21:56:59Z</dc:date>
    <meta:editing-cycles>28</meta:editing-cycles>
    <meta:editing-duration>PT44246S</meta:editing-duration>
    <meta:user-defined meta:name="WorkbookGuid">b2ebc331-6272-442e-a2f8-c6277c257042</meta:user-defined>
  </office:meta>
</office:document-meta>
</file>